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Roboto Slab'"/>
    <style:font-face style:name="Unica One" svg:font-family="'Unica One', 'Roboto Slab'"/>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URW Bookman L" svg:font-family="'URW Bookman 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font-name="Liberation Serif1" fo:letter-spacing="normal" fo:font-style="normal" fo:font-weight="normal" style:font-style-asian="normal" style:font-weight-asian="normal" style:font-name-complex="Liberation Serif1" style:font-weight-complex="normal"/>
    </style:style>
    <style:style style:name="P2" style:family="paragraph" style:parent-style-name="Text_20_body">
      <style:text-properties fo:font-variant="normal" fo:text-transform="none" fo:color="#000000" style:font-name="Liberation Serif" fo:font-size="12pt" fo:letter-spacing="normal" fo:font-style="normal" fo:font-weight="normal" style:font-size-asian="12pt" style:font-style-asian="normal" style:font-weight-asian="normal" style:font-name-complex="Liberation Serif1" style:font-size-complex="12pt" style:font-weight-complex="normal"/>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07d43f"/>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Liberation Serif1" fo:letter-spacing="normal" fo:font-style="normal" fo:font-weight="normal" fo:background-color="#f8f9fa" style:font-style-asian="normal" style:font-weight-asian="normal" style:font-name-complex="Liberation Serif1" style:font-weight-complex="normal"/>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Liberation Serif" fo:font-size="12pt" fo:letter-spacing="normal" fo:font-style="normal" fo:font-weight="normal" fo:background-color="#f8f9fa" style:font-size-asian="12pt" style:font-style-asian="normal" style:font-weight-asian="normal" style:font-name-complex="Lato" style:font-size-complex="12pt"/>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Liberation Serif" fo:font-size="12pt" fo:letter-spacing="normal" fo:font-style="normal" fo:font-weight="normal" fo:background-color="#f8f9fa" style:font-size-asian="12pt" style:font-style-asian="normal" style:font-weight-asian="normal" style:font-name-complex="Liberation Serif1" style:font-size-complex="12pt" style:font-weight-complex="normal"/>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43a40" style:font-name="Liberation Serif" fo:font-size="12pt" fo:letter-spacing="normal" fo:background-color="#f8f9fa" style:font-size-asian="12pt" style:font-size-complex="12pt"/>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Liberation Serif" fo:font-size="12pt" style:font-size-asian="12pt" style:font-size-complex="12pt"/>
    </style:style>
    <style:style style:name="P10" style:family="paragraph" style:parent-style-name="Text_20_body" style:master-page-name="Standard">
      <style:paragraph-properties style:page-number="auto"/>
      <style:text-properties fo:font-variant="normal" fo:text-transform="none" fo:color="#000000" style:font-name="Liberation Serif1" fo:letter-spacing="normal" fo:font-style="normal" fo:font-weight="bold" style:font-style-asian="normal" style:font-weight-asian="bold" style:font-name-complex="Liberation Serif1" style:font-weight-complex="bold"/>
    </style:style>
    <style:style style:name="P11"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style:style>
    <style:style style:name="P12" style:family="paragraph" style:parent-style-name="Heading_20_4">
      <style:paragraph-properties fo:margin-left="0cm" fo:margin-right="0cm" fo:margin-top="0cm" fo:margin-bottom="0cm" loext:contextual-spacing="false" fo:text-align="start" style:justify-single-word="false" fo:orphans="2" fo:widows="2" fo:text-indent="0cm" style:auto-text-indent="false"/>
    </style:style>
    <style:style style:name="P13" style:family="paragraph" style:parent-style-name="Horizontal_20_Line">
      <style:paragraph-properties fo:text-align="start" style:justify-single-word="false" fo:orphans="2" fo:widows="2"/>
    </style:style>
    <style:style style:name="T1" style:family="text">
      <style:text-properties fo:font-variant="normal" fo:text-transform="none" fo:color="#b18528" style:font-name="Unica One" fo:letter-spacing="normal" fo:font-style="normal" fo:font-weight="bold" style:font-style-asian="normal" style:font-weight-asian="bold" style:font-name-complex="Unica One"/>
    </style:style>
    <style:style style:name="T2" style:family="text">
      <style:text-properties fo:font-variant="normal" fo:text-transform="none" fo:color="#b18528" style:font-name="Unica One" fo:letter-spacing="normal" fo:font-style="normal" fo:font-weight="bold" fo:background-color="#f8f9fa" loext:char-shading-value="0" style:font-style-asian="normal" style:font-weight-asian="bold" style:font-name-complex="Unica One"/>
    </style:style>
    <style:style style:name="T3" style:family="text">
      <style:text-properties fo:font-variant="normal" fo:text-transform="none" fo:color="#b18528" style:text-line-through-style="none" style:text-line-through-type="none" style:font-name="Unica One" fo:font-size="24pt" fo:letter-spacing="normal" fo:font-style="normal" style:text-underline-style="none" fo:font-weight="bold" style:font-size-asian="24pt" style:font-style-asian="normal" style:font-weight-asian="bold" style:font-name-complex="Unica One"/>
    </style:style>
    <style:style style:name="T4" style:family="text">
      <style:text-properties fo:font-variant="normal" fo:text-transform="none" fo:color="#343a40" fo:letter-spacing="normal"/>
    </style:style>
    <style:style style:name="T5" style:family="text">
      <style:text-properties fo:font-variant="normal" fo:text-transform="none" fo:color="#343a40" fo:letter-spacing="normal" fo:font-style="normal" fo:font-weight="normal" fo:background-color="#f8f9fa" loext:char-shading-value="0" style:font-style-asian="normal" style:font-weight-asian="normal" style:font-name-complex="Lato"/>
    </style:style>
    <style:style style:name="T6" style:family="text">
      <style:text-properties fo:font-variant="normal" fo:text-transform="none" fo:color="#343a40" fo:letter-spacing="normal" fo:font-style="normal" fo:font-weight="bold" fo:background-color="#f8f9fa" loext:char-shading-value="0" style:font-style-asian="normal" style:font-weight-asian="bold" style:font-name-complex="Unica One"/>
    </style:style>
    <style:style style:name="T7" style:family="text">
      <style:text-properties fo:font-variant="normal" fo:text-transform="none" fo:color="#343a40" fo:letter-spacing="normal" fo:background-color="#f8f9fa" loext:char-shading-value="0"/>
    </style:style>
    <style:style style:name="T8" style:family="text">
      <style:text-properties fo:font-variant="normal" fo:text-transform="none" fo:color="#343a40" style:font-name="Liberation Serif1" fo:letter-spacing="normal" fo:font-style="normal" fo:font-weight="normal" style:font-style-asian="normal" style:font-weight-asian="normal" style:font-name-complex="Liberation Serif1" style:font-weight-complex="normal"/>
    </style:style>
    <style:style style:name="T9" style:family="text">
      <style:text-properties fo:font-variant="normal" fo:text-transform="none" fo:color="#343a40" style:font-name="Liberation Serif1" fo:letter-spacing="normal" fo:font-style="normal" fo:font-weight="normal" fo:background-color="#f8f9fa" loext:char-shading-value="0" style:font-style-asian="normal" style:font-weight-asian="normal" style:font-name-complex="Liberation Serif1" style:font-weight-complex="normal"/>
    </style:style>
    <style:style style:name="T10" style:family="text">
      <style:text-properties fo:font-variant="normal" fo:text-transform="none" fo:color="#343a40" style:font-name="Liberation Serif1" fo:font-size="7.5pt" fo:letter-spacing="normal" fo:font-style="normal" fo:font-weight="normal" fo:background-color="#f8f9fa" loext:char-shading-value="0" style:font-size-asian="7.5pt" style:font-style-asian="normal" style:font-weight-asian="normal" style:font-name-complex="Liberation Serif1" style:font-weight-complex="normal"/>
    </style:style>
    <style:style style:name="T11" style:family="text">
      <style:text-properties fo:font-variant="normal" fo:text-transform="none" fo:color="#343a40" fo:font-size="7.5pt" fo:letter-spacing="normal" fo:font-style="normal" fo:font-weight="normal" style:font-size-asian="7.5pt" style:font-style-asian="normal" style:font-weight-asian="normal" style:font-name-complex="Unica One"/>
    </style:style>
    <style:style style:name="T12" style:family="text">
      <style:text-properties fo:font-variant="normal" fo:text-transform="none" fo:color="#343a40" fo:font-size="7.5pt" fo:letter-spacing="normal" fo:font-style="normal" fo:font-weight="normal" style:font-size-asian="7.5pt" style:font-style-asian="normal" style:font-weight-asian="normal" style:font-name-complex="Unica One" style:font-weight-complex="normal"/>
    </style:style>
    <style:style style:name="T13" style:family="text">
      <style:text-properties fo:font-variant="normal" fo:text-transform="none" fo:color="#343a40" fo:font-size="7.5pt" fo:letter-spacing="normal" fo:font-style="normal" fo:font-weight="normal" fo:background-color="#f8f9fa" loext:char-shading-value="0" style:font-size-asian="7.5pt" style:font-style-asian="normal" style:font-weight-asian="normal" style:font-name-complex="Lato"/>
    </style:style>
    <style:style style:name="T14" style:family="text">
      <style:text-properties fo:font-variant="normal" fo:text-transform="none" fo:color="#343a40" style:font-name="Unica One" fo:font-size="7.5pt" fo:letter-spacing="normal" fo:font-style="normal" fo:font-weight="normal" style:font-size-asian="7.5pt" style:font-style-asian="normal" style:font-weight-asian="normal" style:font-name-complex="Unica One"/>
    </style:style>
    <style:style style:name="T15" style:family="text">
      <style:text-properties fo:font-variant="normal" fo:text-transform="none" fo:color="#343a40" style:font-name="Unica One" fo:font-size="7.5pt" fo:letter-spacing="normal" fo:font-style="normal" fo:font-weight="normal" style:font-size-asian="7.5pt" style:font-style-asian="normal" style:font-weight-asian="normal" style:font-name-complex="Unica One" style:font-weight-complex="normal"/>
    </style:style>
    <style:style style:name="T16" style:family="text">
      <style:text-properties fo:font-variant="normal" fo:text-transform="none" fo:color="#343a40" style:font-name="Unica One" fo:font-size="7.5pt" fo:letter-spacing="normal" fo:font-style="normal" fo:font-weight="bold" fo:background-color="#f8f9fa" loext:char-shading-value="0" style:font-size-asian="7.5pt" style:font-style-asian="normal" style:font-weight-asian="bold" style:font-name-complex="Unica One"/>
    </style:style>
    <style:style style:name="T17" style:family="text">
      <style:text-properties fo:font-variant="normal" fo:text-transform="none" fo:color="#343a40" style:font-name="Unica One" fo:font-size="7.5pt" fo:letter-spacing="normal" fo:font-style="normal" fo:font-weight="bold" officeooo:rsid="0007f978" fo:background-color="#f8f9fa" loext:char-shading-value="0" style:font-size-asian="7.5pt" style:font-style-asian="normal" style:font-weight-asian="bold" style:font-name-complex="Unica One"/>
    </style:style>
    <style:style style:name="T18" style:family="text">
      <style:text-properties fo:font-variant="normal" fo:text-transform="none" fo:color="#343a40" style:font-name="Lato" fo:font-size="7.5pt" fo:letter-spacing="normal" fo:font-style="normal" fo:font-weight="normal" fo:background-color="#f8f9fa" loext:char-shading-value="0" style:font-size-asian="7.5pt" style:font-style-asian="normal" style:font-weight-asian="normal" style:font-name-complex="Lato"/>
    </style:style>
    <style:style style:name="T19" style:family="text">
      <style:text-properties fo:font-variant="normal" fo:text-transform="none" fo:color="#343a40" style:font-name="Liberation Serif" fo:letter-spacing="normal" fo:font-style="normal" fo:font-weight="normal" style:font-style-asian="normal" style:font-weight-asian="normal" style:font-name-complex="Unica One"/>
    </style:style>
    <style:style style:name="T20" style:family="text">
      <style:text-properties fo:font-variant="normal" fo:text-transform="none" fo:color="#343a40" style:font-name="Liberation Serif" fo:letter-spacing="normal" fo:font-style="normal" fo:font-weight="normal" style:font-style-asian="normal" style:font-weight-asian="normal" style:font-name-complex="Unica One" style:font-weight-complex="normal"/>
    </style:style>
    <style:style style:name="T21" style:family="text">
      <style:text-properties fo:font-variant="normal" fo:text-transform="none" fo:color="#343a40" style:font-name="Liberation Serif" fo:letter-spacing="normal" fo:font-style="normal" fo:font-weight="normal" fo:background-color="#f8f9fa" loext:char-shading-value="0" style:font-style-asian="normal" style:font-weight-asian="normal" style:font-name-complex="Lato"/>
    </style:style>
    <style:style style:name="T22" style:family="text">
      <style:text-properties fo:font-variant="normal" fo:text-transform="none" fo:color="#343a40" style:font-name="Liberation Serif" fo:font-size="7.5pt" fo:letter-spacing="normal" fo:font-style="normal" fo:font-weight="normal" style:font-size-asian="7.5pt" style:font-style-asian="normal" style:font-weight-asian="normal" style:font-name-complex="Unica One"/>
    </style:style>
    <style:style style:name="T23" style:family="text">
      <style:text-properties fo:font-variant="normal" fo:text-transform="none" fo:color="#343a40" style:font-name="Liberation Serif" fo:font-size="7.5pt" fo:letter-spacing="normal" fo:font-style="normal" fo:font-weight="normal" style:font-size-asian="7.5pt" style:font-style-asian="normal" style:font-weight-asian="normal" style:font-name-complex="Unica One" style:font-weight-complex="normal"/>
    </style:style>
    <style:style style:name="T24" style:family="text">
      <style:text-properties fo:font-variant="normal" fo:text-transform="none" fo:color="#343a40" style:font-name="Liberation Serif" fo:font-size="7.5pt" fo:letter-spacing="normal" fo:font-style="normal" fo:font-weight="normal" fo:background-color="#f8f9fa" loext:char-shading-value="0" style:font-size-asian="7.5pt" style:font-style-asian="normal" style:font-weight-asian="normal" style:font-name-complex="Lato"/>
    </style:style>
    <style:style style:name="T25" style:family="text">
      <style:text-properties fo:font-variant="normal" fo:text-transform="none" fo:color="#343a40" style:font-name="Liberation Serif" fo:font-size="12pt" fo:letter-spacing="normal" fo:font-style="normal" fo:font-weight="normal" style:font-size-asian="12pt" style:font-style-asian="normal" style:font-weight-asian="normal" style:font-name-complex="Liberation Serif1" style:font-size-complex="12pt" style:font-weight-complex="normal"/>
    </style:style>
    <style:style style:name="T26" style:family="text">
      <style:text-properties fo:font-variant="normal" fo:text-transform="none" fo:color="#343a40" style:font-name="Liberation Serif" fo:font-size="12pt" fo:letter-spacing="normal" fo:font-style="normal" fo:font-weight="normal" style:font-size-asian="12pt" style:font-style-asian="normal" style:font-weight-asian="normal" style:font-name-complex="Unica One" style:font-size-complex="12pt"/>
    </style:style>
    <style:style style:name="T27" style:family="text">
      <style:text-properties fo:font-variant="normal" fo:text-transform="none" fo:color="#343a40" style:font-name="Liberation Serif" fo:font-size="12pt" fo:letter-spacing="normal" fo:font-style="normal" fo:font-weight="normal" style:font-size-asian="12pt" style:font-style-asian="normal" style:font-weight-asian="normal" style:font-name-complex="Unica One" style:font-size-complex="12pt" style:font-weight-complex="normal"/>
    </style:style>
    <style:style style:name="T28" style:family="text">
      <style:text-properties fo:font-variant="normal" fo:text-transform="none" fo:color="#343a40" style:font-name="Liberation Serif" fo:font-size="12pt" fo:letter-spacing="normal" fo:font-style="normal" fo:font-weight="normal" fo:background-color="#f8f9fa" loext:char-shading-value="0" style:font-size-asian="12pt" style:font-style-asian="normal" style:font-weight-asian="normal" style:font-name-complex="Lato" style:font-size-complex="12pt"/>
    </style:style>
    <style:style style:name="T29" style:family="text">
      <style:text-properties fo:font-variant="normal" fo:text-transform="none" fo:color="#343a40" style:font-name="Liberation Serif" fo:font-size="12pt" fo:letter-spacing="normal" fo:font-style="normal" fo:font-weight="normal" fo:background-color="#f8f9fa" loext:char-shading-value="0" style:font-size-asian="12pt" style:font-style-asian="normal" style:font-weight-asian="normal" style:font-name-complex="Liberation Serif1" style:font-size-complex="12pt" style:font-weight-complex="normal"/>
    </style:style>
    <style:style style:name="T30" style:family="text">
      <style:text-properties fo:font-variant="normal" fo:text-transform="none" fo:color="#343a40" style:font-name="Liberation Serif" fo:font-size="12pt" fo:letter-spacing="normal" fo:font-style="normal" fo:font-weight="bold" fo:background-color="#f8f9fa" loext:char-shading-value="0" style:font-size-asian="12pt" style:font-style-asian="normal" style:font-weight-asian="bold" style:font-name-complex="Unica One" style:font-size-complex="12pt"/>
    </style:style>
    <style:style style:name="T31" style:family="text">
      <style:text-properties fo:font-variant="normal" fo:text-transform="none" fo:color="#343a40" style:font-name="Liberation Serif" fo:font-size="12pt" fo:letter-spacing="normal" style:font-size-asian="12pt" style:font-size-complex="12pt"/>
    </style:style>
    <style:style style:name="T32" style:family="text">
      <style:text-properties fo:font-variant="normal" fo:text-transform="none" fo:color="#343a40" style:font-name="URW Bookman L" fo:font-size="7.5pt" fo:letter-spacing="normal" fo:font-style="normal" fo:font-weight="normal" style:font-size-asian="7.5pt" style:font-style-asian="normal" style:font-weight-asian="normal" style:font-name-complex="Unica One"/>
    </style:style>
    <style:style style:name="T33" style:family="text">
      <style:text-properties fo:font-variant="normal" fo:text-transform="none" fo:color="#343a40" style:font-name="URW Bookman L" fo:font-size="7.5pt" fo:letter-spacing="normal" fo:font-style="normal" fo:font-weight="normal" style:font-size-asian="7.5pt" style:font-style-asian="normal" style:font-weight-asian="normal" style:font-name-complex="Unica One" style:font-weight-complex="normal"/>
    </style:style>
    <style:style style:name="T34" style:family="text">
      <style:text-properties fo:font-variant="normal" fo:text-transform="none" fo:color="#343a40" style:font-name="URW Bookman L" fo:font-size="7.5pt" fo:letter-spacing="normal" fo:font-style="normal" fo:font-weight="normal" fo:background-color="#f8f9fa" loext:char-shading-value="0" style:font-size-asian="7.5pt" style:font-style-asian="normal" style:font-weight-asian="normal" style:font-name-complex="Lato"/>
    </style:style>
    <style:style style:name="T35" style:family="text">
      <style:text-properties fo:font-variant="normal" fo:text-transform="none" fo:color="#212529" fo:font-size="7.5pt" fo:letter-spacing="normal" fo:font-style="normal" fo:font-weight="bold" style:font-size-asian="7.5pt" style:font-style-asian="normal" style:font-weight-asian="bold" style:font-name-complex="Unica One"/>
    </style:style>
    <style:style style:name="T36" style:family="text">
      <style:text-properties fo:font-variant="normal" fo:text-transform="none" fo:color="#212529" style:font-name="Unica One" fo:font-size="7.5pt" fo:letter-spacing="normal" fo:font-style="normal" fo:font-weight="normal" style:font-size-asian="7.5pt" style:font-style-asian="normal" style:font-weight-asian="normal" style:font-name-complex="Unica One"/>
    </style:style>
    <style:style style:name="T37" style:family="text">
      <style:text-properties fo:font-variant="normal" fo:text-transform="none" fo:color="#212529" style:font-name="Unica One" fo:font-size="7.5pt" fo:letter-spacing="normal" fo:font-style="normal" fo:font-weight="normal" style:font-size-asian="7.5pt" style:font-style-asian="normal" style:font-weight-asian="normal" style:font-name-complex="Unica One" style:font-weight-complex="normal"/>
    </style:style>
    <style:style style:name="T38" style:family="text">
      <style:text-properties fo:font-variant="normal" fo:text-transform="none" fo:color="#212529" style:font-name="Unica One" fo:font-size="7.5pt" fo:letter-spacing="normal" fo:font-style="normal" fo:font-weight="bold" style:font-size-asian="7.5pt" style:font-style-asian="normal" style:font-weight-asian="bold" style:font-name-complex="Unica One"/>
    </style:style>
    <style:style style:name="T39" style:family="text">
      <style:text-properties fo:font-variant="normal" fo:text-transform="none" fo:color="#212529" style:font-name="Liberation Serif" fo:font-size="7.5pt" fo:letter-spacing="normal" fo:font-style="normal" fo:font-weight="bold" style:font-size-asian="7.5pt" style:font-style-asian="normal" style:font-weight-asian="bold" style:font-name-complex="Unica One"/>
    </style:style>
    <style:style style:name="T40" style:family="text">
      <style:text-properties fo:font-variant="normal" fo:text-transform="none" fo:color="#212529" style:font-name="Liberation Serif" fo:letter-spacing="normal" fo:font-style="normal" fo:font-weight="bold" style:font-style-asian="normal" style:font-weight-asian="bold" style:font-name-complex="Unica One"/>
    </style:style>
    <style:style style:name="T41" style:family="text">
      <style:text-properties fo:font-variant="normal" fo:text-transform="none" fo:color="#212529" style:font-name="Liberation Serif" fo:font-size="12pt" fo:letter-spacing="normal" fo:font-style="normal" fo:font-weight="normal" style:font-size-asian="12pt" style:font-style-asian="normal" style:font-weight-asian="normal" style:font-name-complex="Unica One" style:font-size-complex="12pt"/>
    </style:style>
    <style:style style:name="T42" style:family="text">
      <style:text-properties fo:font-variant="normal" fo:text-transform="none" fo:color="#212529" style:font-name="Liberation Serif" fo:font-size="12pt" fo:letter-spacing="normal" fo:font-style="normal" fo:font-weight="normal" style:font-size-asian="12pt" style:font-style-asian="normal" style:font-weight-asian="normal" style:font-name-complex="Unica One" style:font-size-complex="12pt" style:font-weight-complex="normal"/>
    </style:style>
    <style:style style:name="T43" style:family="text">
      <style:text-properties fo:font-variant="normal" fo:text-transform="none" fo:color="#212529" style:font-name="Liberation Serif" fo:font-size="12pt" fo:letter-spacing="normal" fo:font-style="normal" fo:font-weight="bold" style:font-size-asian="12pt" style:font-style-asian="normal" style:font-weight-asian="bold" style:font-name-complex="Unica One" style:font-size-complex="12pt"/>
    </style:style>
    <style:style style:name="T44" style:family="text">
      <style:text-properties fo:font-variant="normal" fo:text-transform="none" fo:color="#212529" style:font-name="URW Bookman L" fo:font-size="7.5pt" fo:letter-spacing="normal" fo:font-style="normal" fo:font-weight="bold" style:font-size-asian="7.5pt" style:font-style-asian="normal" style:font-weight-asian="bold" style:font-name-complex="Unica One"/>
    </style:style>
    <style:style style:name="T45" style:family="text">
      <style:text-properties fo:font-variant="normal" fo:text-transform="none" fo:color="#000000" style:font-name="Liberation Serif1" fo:letter-spacing="normal" fo:font-style="normal" fo:font-weight="normal" style:font-style-asian="normal" style:font-weight-asian="normal" style:font-name-complex="Liberation Serif1" style:font-weight-complex="normal"/>
    </style:style>
    <style:style style:name="T46" style:family="text">
      <style:text-properties style:font-name="Liberation Serif"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RADORES:</text:p>
      <text:list xml:id="list6821742236181289518" text:style-name="WW8Num1">
        <text:list-item>
          <text:h text:style-name="Heading_20_1" text:outline-level="1"><text:span text:style-name="Strong_20_Emphasis"><text:span text:style-name="T1">Marie Duflot-Kremer</text:span></text:span></text:h>
        </text:list-item>
      </text:list>
      <text:p text:style-name="Standard"><text:span text:style-name="T25"> </text:span><text:span text:style-name="T27">Fecha:</text:span><text:span text:style-name="T42"> </text:span><text:span text:style-name="Strong_20_Emphasis"><text:span text:style-name="T43">Lunes 27</text:span></text:span></text:p>
      <text:p text:style-name="P13"><text:span text:style-name="T46"><text:s/></text:span><text:span text:style-name="T31"> </text:span><text:span text:style-name="T26">De </text:span><text:span text:style-name="Strong_20_Emphasis"><text:span text:style-name="T43">France</text:span></text:span></text:p>
      <text:p text:style-name="P9"><text:span text:style-name="T7"> </text:span><text:span text:style-name="T5">Descripción</text:span></text:p>
      <text:p text:style-name="P6">Marie Duflot-Kremer es una informática francesa, profesora de informática desde 2004 y más precisamente en la Universidad de Lorena desde 2011. Desde que llegó a Nancy, forma parte del equipo VERIDIS de LORIA e Inria Nancy Grand-Est. quién está interesado en la verificación formal de los sistemas distribuidos.</text:p>
      <text:p text:style-name="P8"/>
      <text:p text:style-name="P6">Con respecto a la mediación científica, ella está particularmente interesada en la "Informática desenchufada", o cómo presentar conceptos informáticos a veces bastante avanzados, a audiencias muy variadas de 3 a más de 99 años, y todo sin una computadora. A través de actividades lúdicas utilizando tokens, mosquetones, elásticos o agujas de tejer, comparte tecnología de la información con un público diversificado: escolares (jardín de infantes o primaria), estudiantes de secundaria, no científicos y estudiantes. profesores de primaria y secundaria.</text:p>
      <text:p text:style-name="P2"/>
      <text:p text:style-name="P2">Una lista de reproducción de videos que explican 10 actividades informáticas sin computadora está disponible en Youtube.</text:p>
      <text:p text:style-name="P1"/>
      <text:p text:style-name="P1">Marie Duflot-Kremer participa en el proyecto Class'Code, un programa de formación sobre el código y el pensamiento informático, en el que es autora científica de los módulos 2 (Manipular la Información) y 5 (Gestionar un proyecto informático con niños). Este proyecto tiene como objetivo capacitar a cualquier persona, animador, docente, padre ... que quiernan iniciar a los jóvenes de 8 a 14 años en el pensamiento informático.</text:p>
      <text:p text:style-name="P1"/>
      <text:p text:style-name="P1">Si desea obtener más información, de dónde proviene la mayoría de estas actividades, o aprender cómo hacerlo usted mismo, mire esta página.</text:p>
      <text:p text:style-name="P1"/>
      <text:list xml:id="list222038447909198" text:continue-numbering="true" text:style-name="WW8Num1">
        <text:list-item>
          <text:h text:style-name="Heading_20_1" text:outline-level="1"><text:span text:style-name="Strong_20_Emphasis"><text:span text:style-name="T1">Gilles Dowek</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France</text:span></text:span></text:p>
      <text:p text:style-name="P4"><text:span text:style-name="Strong_20_Emphasis"><text:span text:style-name="T30"> </text:span></text:span></text:p>
      <text:p text:style-name="P4"><text:span text:style-name="Strong_20_Emphasis"><text:span text:style-name="T28">Descripción</text:span></text:span></text:p>
      <text:p text:style-name="P7"/>
      <text:list xml:id="list222038033150851" text:continue-numbering="true" text:style-name="WW8Num1">
        <text:list-item>
          <text:h text:style-name="P11" text:outline-level="1"><text:soft-page-break/><text:span text:style-name="Strong_20_Emphasis"><text:span text:style-name="T2">Stéphanie Pouchot</text:span></text:span></text:h>
        </text:list-item>
      </text:list>
      <text:p text:style-name="Standard"><text:span text:style-name="T27">Fecha: </text:span><text:span text:style-name="Strong_20_Emphasis"><text:span text:style-name="T43">Lunes 27</text:span></text:span></text:p>
      <text:p text:style-name="P13"><text:span text:style-name="T26">De </text:span><text:span text:style-name="Strong_20_Emphasis"><text:span text:style-name="T43">Suiza</text:span></text:span></text:p>
      <text:p text:style-name="P3"><text:span text:style-name="Strong_20_Emphasis"><text:span text:style-name="T28">Descripción</text:span></text:span></text:p>
      <text:p text:style-name="P7"/>
      <text:p text:style-name="P3"><text:span text:style-name="Strong_20_Emphasis"><text:span text:style-name="T28">Stéphanie Pouchot es directora del Departamento de Escuelas y Medios del Departamento de Educación Pública de la República y el Cantón de Ginebra.</text:span></text:span></text:p>
      <text:p text:style-name="P5"/>
      <text:p text:style-name="P5"/>
      <text:list xml:id="list222039182751608" text:continue-numbering="true" text:style-name="WW8Num1">
        <text:list-item>
          <text:h text:style-name="P11" text:outline-level="1"><text:span text:style-name="Strong_20_Emphasis"><text:span text:style-name="T2">Yves Poullet</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Bélgica</text:span></text:span></text:p>
      <text:p text:style-name="P9"/>
      <text:p text:style-name="P3"><text:span text:style-name="Strong_20_Emphasis"><text:span text:style-name="T28">Descripción</text:span></text:span></text:p>
      <text:p text:style-name="P5"/>
      <text:list xml:id="list222039892376889" text:continue-numbering="true" text:style-name="WW8Num1">
        <text:list-item>
          <text:h text:style-name="P11" text:outline-level="1"><text:span text:style-name="Strong_20_Emphasis"><text:span text:style-name="T2">Mathieu Hirtzig</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France</text:span></text:span></text:p>
      <text:p text:style-name="P9"/>
      <text:p text:style-name="P3"><text:span text:style-name="Strong_20_Emphasis"><text:span text:style-name="T28">Descripción</text:span></text:span></text:p>
      <text:p text:style-name="P5"/>
      <text:p text:style-name="P3"><text:span text:style-name="Strong_20_Emphasis"><text:span text:style-name="T28">Pronto más información. Mientras tanto, duckduckgo es tu amigo.</text:span></text:span></text:p>
      <text:p text:style-name="P5"/>
      <text:list xml:id="list222039461742075" text:continue-numbering="true" text:style-name="WW8Num1">
        <text:list-item>
          <text:h text:style-name="P11" text:outline-level="1"><text:span text:style-name="Strong_20_Emphasis"><text:span text:style-name="T2">Georges Khaznadar</text:span></text:span></text:h>
        </text:list-item>
      </text:list>
      <text:p text:style-name="Standard"><text:span text:style-name="T27">Fecha: </text:span><text:span text:style-name="Strong_20_Emphasis"><text:span text:style-name="T43">Martes 28</text:span></text:span></text:p>
      <text:p text:style-name="P3"><text:span text:style-name="T26">De </text:span><text:span text:style-name="Strong_20_Emphasis"><text:span text:style-name="T43">France</text:span></text:span></text:p>
      <text:p text:style-name="P9"/>
      <text:p text:style-name="P3"><text:span text:style-name="Strong_20_Emphasis"><text:span text:style-name="T28">Descripción</text:span></text:span></text:p>
      <text:p text:style-name="P3"><text:span text:style-name="Strong_20_Emphasis"><text:span text:style-name="T28">Georges es profesor de física y química en el Lycée Jean Bart. Georges es un colaborador muy activo del software libre en la ciencia. En particular, desarrolla y mantiene muchos paquetes Debian.</text:span></text:span></text:p>
      <text:p text:style-name="P5"/>
      <text:list xml:id="list222037896141620" text:continue-numbering="true" text:style-name="WW8Num1">
        <text:list-item>
          <text:h text:style-name="P11" text:outline-level="1"><text:span text:style-name="Strong_20_Emphasis"><text:span text:style-name="T2">Nicolas Pettiaux</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Bélgica</text:span></text:span></text:p>
      <text:p text:style-name="P9"/>
      <text:p text:style-name="P3"><text:span text:style-name="Strong_20_Emphasis"><text:span text:style-name="T28">Descripción</text:span></text:span></text:p>
      <text:p text:style-name="P3"><text:span text:style-name="Strong_20_Emphasis"><text:span text:style-name="T29">Nicolas Pettiaux es el iniciador y coordinador de la conferencia EduCode.</text:span></text:span></text:p>
      <text:p text:style-name="P7"/>
      <text:p text:style-name="P3"><text:soft-page-break/><text:span text:style-name="Strong_20_Emphasis"><text:span text:style-name="T29">Desde 2011, Nicolas Pettiaux es profesor asistente en la École Supérieure d'Informatique. También es un colaborador científico del laboratorio LISA de la Escuela Politécnica de la Universidad Libre de Bruselas.</text:span></text:span></text:p>
      <text:p text:style-name="P3"><text:span text:style-name="Strong_20_Emphasis"><text:span text:style-name="T29">Desde 2000 es promotor de software libre, estándares abiertos y acceso abierto en Bélgica. Ha sido miembro del consejo de administración <text:s/>de APRIL y AFUL. Tomando el ejemplo de una campaña similar iniciado en Francia, se puso en marcha la página web Candidats.be para promover el software libre de los candidatos en las elecciones regionales (2009) y federales (2010) y finalmente municipales (2012). Extendió los temas de las campaña anteriores de-datos abierto y de <text:s/>Internet libre, dando lugar a <text:s/>la creación de la página web LePacte.be, que pronto será tomada por lepacte.org. Estas dos iniciativas han sido firmadas por numerosas personalidades políticas, incluidos varios ministros y presidentes de partidos. Antes de finales de 2018, se realizará y publicará una revisión.</text:span></text:span></text:p>
      <text:p text:style-name="P7"/>
      <text:p text:style-name="P3"><text:span text:style-name="Strong_20_Emphasis"><text:span text:style-name="T29">Nicolas Pettiaux es el iniciador y, a menudo, el organizador de actividades de software libre en Bruselas, incluida la Reunión Mundial de Software Libre 2013.</text:span></text:span></text:p>
      <text:p text:style-name="P7"/>
      <text:p text:style-name="P3"><text:span text:style-name="Strong_20_Emphasis"><text:span text:style-name="T29">Está interesado en nuevas formas de colaboración y producción de contenido de cualquier tipo que estén habilitados por la tecnología digital e Internet. Ha militado contra las patentes de software, para la adopción de estándares abiertos y software libre por parte de instituciones públicas, para la adopción de software libre por bibliotecas y escuelas, o para la producción académica de acceso abierto.</text:span></text:span></text:p>
      <text:p text:style-name="P7"/>
      <text:p text:style-name="P3"><text:span text:style-name="Strong_20_Emphasis"><text:span text:style-name="T29">Nicolas usa casi exclusivamente software libre y, como Richard Stallman, piensa que las escuelas de todo el mundo deberían hacer lo mismo.</text:span></text:span></text:p>
      <text:p text:style-name="P7"/>
      <text:p text:style-name="P3"><text:span text:style-name="Strong_20_Emphasis"><text:span text:style-name="T29">Nicolas es uno de los representantes oficiales de Creative Commons en Bélgica. En particular, él piensa que la licencia predeterminada para todo el trabajo de los alumnos, estudiantes y profesores debe ser la licencia CC-BY y que todas las obras financiadas con fondos públicos deben estar autorizadas bajo la licencia CC-BY-SA.</text:span></text:span></text:p>
      <text:p text:style-name="P5"/>
      <text:list xml:id="list222038750958739" text:continue-numbering="true" text:style-name="WW8Num1">
        <text:list-item>
          <text:h text:style-name="P11" text:outline-level="1"><text:span text:style-name="Strong_20_Emphasis"><text:span text:style-name="T2">Julie Henry</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Bélgica</text:span></text:span></text:p>
      <text:p text:style-name="P9"/>
      <text:p text:style-name="P3"><text:span text:style-name="Strong_20_Emphasis"><text:span text:style-name="T28">Descripción</text:span></text:span></text:p>
      <text:p text:style-name="P5"/>
      <text:list xml:id="list222038582375426" text:continue-numbering="true" text:style-name="WW8Num1">
        <text:list-item>
          <text:h text:style-name="P11" text:outline-level="1"><text:span text:style-name="Strong_20_Emphasis"><text:span text:style-name="T2">Yves Punie</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Bélgica</text:span></text:span></text:p>
      <text:p text:style-name="P9"/>
      <text:p text:style-name="P3"><text:span text:style-name="Strong_20_Emphasis"><text:span text:style-name="T28">Descripción</text:span></text:span></text:p>
      <text:p text:style-name="P7"/>
      <text:list xml:id="list222038099540015" text:continue-numbering="true" text:style-name="WW8Num1">
        <text:list-item>
          <text:h text:style-name="P11" text:outline-level="1"><text:soft-page-break/><text:span text:style-name="Strong_20_Emphasis"><text:span text:style-name="T2">Hugues Bersini</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Bélgica</text:span></text:span></text:p>
      <text:p text:style-name="P9"/>
      <text:p text:style-name="P3"><text:span text:style-name="Strong_20_Emphasis"><text:span text:style-name="T28">Descripción</text:span></text:span></text:p>
      <text:p text:style-name="P7"/>
      <text:p text:style-name="P3"><text:span text:style-name="Strong_20_Emphasis"><text:span text:style-name="T28">Hugues Bersini es profesor de informática en las facultades Solvay y Polytechnic de la Universidad Libre de Bruselas. </text:span></text:span></text:p>
      <text:p text:style-name="P3"><text:span text:style-name="Strong_20_Emphasis"><text:span text:style-name="T28">Es director del laboratorio de Inteligencia Artificial, IRIDIA, de esta misma Universidad. Es miembro de la Real Academia de Bélgica. Es autor de más de trescientas publicaciones científicas y una docena de libros sobre Informática, tres de los cuales tienen autoridad en el mundo académico: Los fundamentos de la Informática, La programación orientada a objetos y El aprendizaje de la programación Web con Python y Django. Está desde el origen y participó en la versión "Python" de la obra de iniciación a la informática con destino a terminales científicos en Francia, de la cual Gilles Dowek es el autor principal.</text:span></text:span></text:p>
      <text:p text:style-name="P5"/>
      <text:list xml:id="list222039606061493" text:continue-numbering="true" text:style-name="WW8Num1">
        <text:list-item>
          <text:h text:style-name="P11" text:outline-level="1"><text:span text:style-name="Strong_20_Emphasis"><text:span text:style-name="T2">Laurent Cheno</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France</text:span></text:span></text:p>
      <text:p text:style-name="P9"/>
      <text:p text:style-name="P3"><text:span text:style-name="Strong_20_Emphasis"><text:span text:style-name="T28">Descripción</text:span></text:span></text:p>
      <text:p text:style-name="P3"><text:span text:style-name="Strong_20_Emphasis"><text:span text:style-name="T28">Laurent Chéno es Inspector General de Matemáticas e Informática en el Ministerio francés de Educación Superior e Investigación.</text:span></text:span></text:p>
      <text:p text:style-name="P7"/>
      <text:list xml:id="list222038253082300" text:continue-numbering="true" text:style-name="WW8Num1">
        <text:list-item>
          <text:h text:style-name="P11" text:outline-level="1"><text:span text:style-name="Strong_20_Emphasis"><text:span text:style-name="T2">Céline Colas</text:span></text:span></text:h>
        </text:list-item>
      </text:list>
      <text:p text:style-name="Standard"><text:span text:style-name="T27">Fecha: </text:span><text:span text:style-name="Strong_20_Emphasis"><text:span text:style-name="T43">Martes 28</text:span></text:span></text:p>
      <text:p text:style-name="P3"><text:span text:style-name="T26">De </text:span><text:span text:style-name="Strong_20_Emphasis"><text:span text:style-name="T43">Bélgica</text:span></text:span></text:p>
      <text:p text:style-name="P9"/>
      <text:p text:style-name="P3"><text:span text:style-name="Strong_20_Emphasis"><text:span text:style-name="T28">Descripción</text:span></text:span></text:p>
      <text:p text:style-name="P7"/>
      <text:list xml:id="list222038877035924" text:continue-numbering="true" text:style-name="WW8Num1">
        <text:list-item>
          <text:h text:style-name="P11" text:outline-level="1"><text:span text:style-name="Strong_20_Emphasis"><text:span text:style-name="T2">François Pellegrini</text:span></text:span></text:h>
        </text:list-item>
      </text:list>
      <text:p text:style-name="Standard"><text:span text:style-name="T27">Fecha: </text:span><text:span text:style-name="Strong_20_Emphasis"><text:span text:style-name="T43">Lunes 27</text:span></text:span></text:p>
      <text:p text:style-name="P3"><text:span text:style-name="T26">De</text:span><text:span text:style-name="T41"> </text:span><text:span text:style-name="Strong_20_Emphasis"><text:span text:style-name="T43">France</text:span></text:span></text:p>
      <text:p text:style-name="P9"/>
      <text:p text:style-name="P3"><text:span text:style-name="Strong_20_Emphasis"><text:span text:style-name="T28">Descripción</text:span></text:span></text:p>
      <text:p text:style-name="P7"/>
      <text:list xml:id="list222038086475252" text:continue-numbering="true" text:style-name="WW8Num1">
        <text:list-item>
          <text:list>
            <text:list-item>
              <text:list>
                <text:list-item>
                  <text:list>
                    <text:list-item>
                      <text:h text:style-name="P12" text:outline-level="4"><text:a xlink:type="simple" xlink:href="https://educode.be/intervenants/etienne-denoel/" text:style-name="Internet_20_link" text:visited-style-name="Visited_20_Internet_20_Link"><text:span text:style-name="Internet_20_link"><text:span text:style-name="T3">Étienne Denoël</text:span></text:span></text:a></text:h>
                    </text:list-item>
                  </text:list>
                </text:list-item>
              </text:list>
            </text:list-item>
          </text:list>
        </text:list-item>
      </text:list>
      <text:p text:style-name="Standard"><text:span text:style-name="T27">Fecha: </text:span><text:span text:style-name="Strong_20_Emphasis"><text:span text:style-name="T43">Miércoles 29</text:span></text:span></text:p>
      <text:p text:style-name="P3"><text:span text:style-name="T26">De </text:span><text:span text:style-name="Strong_20_Emphasis"><text:span text:style-name="T43">Bielorrusia</text:span></text:span></text:p>
      <text:p text:style-name="P9"/>
      <text:p text:style-name="P3"><text:span text:style-name="Strong_20_Emphasis"><text:span text:style-name="T28">Descripción</text:span></text:span></text:p>
      <text:list xml:id="list222039261254259" text:continue-numbering="true" text:style-name="WW8Num1">
        <text:list-item>
          <text:h text:style-name="P11" text:outline-level="1"><text:soft-page-break/><text:span text:style-name="Strong_20_Emphasis"><text:span text:style-name="T2">Colin de la Higuera</text:span></text:span></text:h>
        </text:list-item>
      </text:list>
      <text:p text:style-name="Standard"><text:span text:style-name="T27">Fecha: </text:span><text:span text:style-name="Strong_20_Emphasis"><text:span text:style-name="T43">Miércoles 29</text:span></text:span></text:p>
      <text:p text:style-name="P3"><text:span text:style-name="T26">De </text:span><text:span text:style-name="Strong_20_Emphasis"><text:span text:style-name="T43">Francia</text:span></text:span></text:p>
      <text:p text:style-name="P9"/>
      <text:p text:style-name="P3"><text:span text:style-name="Strong_20_Emphasis"><text:span text:style-name="T28">Descripción</text:span></text:span></text:p>
      <text:p text:style-name="P7"/>
      <text:list xml:id="list222039036259102" text:continue-numbering="true" text:style-name="WW8Num1">
        <text:list-item>
          <text:h text:style-name="P11" text:outline-level="1"><text:span text:style-name="Strong_20_Emphasis"><text:span text:style-name="T2">Bibiana Boccolini</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Argentina</text:span></text:span></text:p>
      <text:p text:style-name="P9"/>
      <text:p text:style-name="P3"><text:span text:style-name="Strong_20_Emphasis"><text:span text:style-name="T28">Descripción</text:span></text:span></text:p>
      <text:p text:style-name="P3"><text:span text:style-name="Strong_20_Emphasis"><text:span text:style-name="T28">Bibiana Boccolini es Analista Universitaria de Sistemas, egresada de la Universidad Tecnológica Nacional, Facultad Regional de Rosario (1987) Santa Fe, Argentina. Es <text:s/>especialista en Asesoramiento Didáctico e Intervención Educativa , graduada de la UNED (Universidad Nacional de Educación a Distancia, Madrid, España, 2001), y Master en Informática Educativa, graduado de la UTEM (Universidad Tecnológica Metropolitana , Santiago, Chile, 2005). Es <text:s/>profesora de la Universidad Nacional de Rosario (Facultad de Humanidades desde 2010), de la Universidad de El Salvador (sede de Rosario desde 2006) y Regente del Nivel Terciario del <text:s/>Colegio <text:s/>Superior <text:s/>F. Ameghino (Cañada de Gómez, desde 1987) . Desde 2010 se desarrolla como Consultora de Educación Superior para el Ministerio de Educación de la Provincia de Santa Fe. Coordina los cursos <text:s/>de Capacitación para el Nivel Superior. <text:s/>Entre otros, coordina la Formación Inicial para Docentes de Educación Técnica y también coordina el Programa de Centros de Actualización e Innovación Educativa. Colabora con el Proyecto Gleducar (Proyecto para la difusión y el uso de software libre en la educación), se ocupa de la formación de profesores y estudiantes en el diseño y uso de recursos de libre utilización y en la construcción colaborativa del conocimiento. Es Directora Asociada del Centro de Estudios Canadienses <text:s/>de <text:s/>Rosario (desde 2009). Ella es becaria del gobierno canadiense (desde 2002). <text:s/>como investigadora del Modelo Pedagógico de Educación a Distancia y Teletrabajo que se aplica en este país.</text:span></text:span></text:p>
      <text:p text:style-name="P7"/>
      <text:p text:style-name="P3"><text:span text:style-name="Strong_20_Emphasis"><text:span text:style-name="T28">Resumen de la intervención</text:span></text:span></text:p>
      <text:p text:style-name="P3"><text:span text:style-name="Strong_20_Emphasis"><text:span text:style-name="T28">Ya se ha realizado una comunicación sobre este tema en Bruselas como parte de la Reunión Mundial de Software Libre en 2013.</text:span></text:span></text:p>
      <text:p text:style-name="P7"/>
      <text:p text:style-name="P3"><text:span text:style-name="Strong_20_Emphasis"><text:span text:style-name="T28">Desde 2010, el Ministerio de Educación de la República Argentina, implementa el programa CONECTAR IGUALDAD <text:s/>que tiene como objetivo recuperar y mejorar la escuela pública, reduciendo las brechas digitales, educativas y sociales . Se enfoca en escuelas secundarias, escuelas de educación especial e instituciones de formación docente.</text:span></text:span></text:p>
      <text:p text:style-name="P7"/>
      <text:p text:style-name="P3"><text:span text:style-name="Strong_20_Emphasis"><text:span text:style-name="T28">Consiste en distribuir 3 millones de netbooks a estudiantes y profesores; servidores y enrutadores a instituciones educativas; y entrenar a los maestros.</text:span></text:span></text:p>
      <text:p text:style-name="P7"/>
      <text:p text:style-name="P3"><text:span text:style-name="Strong_20_Emphasis"><text:span text:style-name="T28">Desde el anuncio del programa, la elección del sistema operativo ha parecido muy controvertida. En las primeras entregas, los sistemas usaron un arranque doble (con distribuciones GNU / Linux como </text:span></text:span><text:soft-page-break/><text:span text:style-name="Strong_20_Emphasis"><text:span text:style-name="T28">Pixart y Ubuntu), pero a partir de este año, las netbooks arrancarán con Linux de manera predeterminada, con Huayra, una metadistribución del sistema de explotación libre basada en Debian, pero con una identidad nacional. También incluirán un dispositivo de decodificación interno que permitirá el acceso directo al sistema de televisión digital abierto.</text:span></text:span></text:p>
      <text:p text:style-name="P7"/>
      <text:p text:style-name="P3"><text:span text:style-name="Strong_20_Emphasis"><text:span text:style-name="T28">Los servidores tienen una dotación inicial de contenido digital gratuito y de código abierto que se ampliará en cada institución con la creación y publicación que los <text:s/>maestros y estudiantes hacen con su propio contenido.</text:span></text:span></text:p>
      <text:p text:style-name="P7"/>
      <text:p text:style-name="P3"><text:span text:style-name="Strong_20_Emphasis"><text:span text:style-name="T28">La propiedad personal de los materiales por parte de los estudiantes y los docentes (modelo 1 a 1) refuerza las oportunidades de mejorar <text:s/>la distribución social de la información. El desarrollo del modelo se basa en la idea de la fácil portabilidad del equipo para que los recursos se puedan utilizar en el hogar y ayudar en las tareas extracurriculares.</text:span></text:span></text:p>
      <text:p text:style-name="P7"/>
      <text:p text:style-name="P3"><text:span text:style-name="Strong_20_Emphasis"><text:span text:style-name="T28">Las aplicaciones de software libre ayudan a crear sujetos responsables, críticos y libres que pueden utilizar el conocimiento como una herramienta para comprender y transformar constructivamente su entorno social, económico y cultural, y para actuar como actores participantes en un mundo <text:s/>de cambio permanente. Esto les garantiza el acceso a recursos variados y el desarrollo de capacidades para el aprendizaje autónomo y el trabajo cooperativo.</text:span></text:span></text:p>
      <text:p text:style-name="P7"/>
      <text:p text:style-name="P3"><text:span text:style-name="Strong_20_Emphasis"><text:span text:style-name="T28">En este escenario, para el aprendizaje del contenido educativo, cada docente coloca sus propuestas didácticas en los respectivos portafolios digitales, ubicadas en el servidor institucional. Después, cada alumno construye su aprendizaje en su portafolio didáctico, trabajando independientemente o en grupos colaborativos, tanto de manera presencial como desde su hogar.</text:span></text:span></text:p>
      <text:p text:style-name="P7"/>
      <text:p text:style-name="P3"><text:span text:style-name="Strong_20_Emphasis"><text:span text:style-name="T28">La presencia de netbooks provoca un cambio eminente en el paradigma educativo (paradigma de inmersión) que, a través de la disponibilidad exclusiva de materiales libres, facilita tanto para la escuela como para los profesores, el aprendizaje crítico en lugar del paradigma basado en la adquisición de información y conocimiento preestablecidos, como se ha hecho hasta ahora. En estos nuevos escenarios, los maestros y los alumnos aprenden haciendo. Y los estudiantes aprenden a aprender con los demás, tanto para la resolución de las consignas de aprendizaje como para el diseño de aplicaciones propias basadas en desarrollos libres.</text:span></text:span></text:p>
      <text:p text:style-name="P5"/>
      <text:list xml:id="list222039156383875" text:continue-numbering="true" text:style-name="WW8Num1">
        <text:list-item>
          <text:h text:style-name="P11" text:outline-level="1"><text:span text:style-name="Strong_20_Emphasis"><text:span text:style-name="T2">Françoise Élie</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France</text:span></text:span></text:p>
      <text:p text:style-name="P9"/>
      <text:p text:style-name="P3"><text:span text:style-name="Strong_20_Emphasis"><text:span text:style-name="T28">Descripción</text:span></text:span></text:p>
      <text:p text:style-name="P7"/>
      <text:p text:style-name="P3"><text:span text:style-name="Strong_20_Emphasis"><text:span text:style-name="T28">François Elie es <text:s/>catedrático de filosofía y es informático aficionado.</text:span></text:span></text:p>
      <text:p text:style-name="P7"/>
      <text:p text:style-name="P3"><text:span text:style-name="Strong_20_Emphasis"><text:span text:style-name="T28">Es cofundador y presidente de ADULLACT. Esta última asociación promueve desde 2002 el desarrollo compartido del negocio del software libre1. Al respecto, es uno de los precursores de la </text:span></text:span><text:soft-page-break/><text:span text:style-name="Strong_20_Emphasis"><text:span text:style-name="T28">causa del cliente Open Source y regularmente habla en conferencias y mesas redondas sobre temas relacionados con el software libre o las nuevas tecnologías en el sector público. Como artesano de la demanda y el desarrollo de software libre en fondos públicos, en marzo de 2003 estableció la primera forja pública dedicada a las aplicaciones comerciales para servicios públicos e inspiró en 2005 una medida destinada a privilegiar el uso y el desarrollo software libre en las inversiones de ciudades y regiones. Luego, a cargo de las nuevas tecnologías en Angoulême en marzo de 2002, distribuyó a los pobladores de Angoulême <text:s/>26.000 CD-ROM de software libre. Es administrador de AFUL y sustituto de Bernard Lang en CSPLA3.</text:span></text:span></text:p>
      <text:p text:style-name="P7"/>
      <text:p text:style-name="P3"><text:span text:style-name="Strong_20_Emphasis"><text:span text:style-name="T28">Lanzó dos fórmulas:</text:span></text:span></text:p>
      <text:p text:style-name="P7"/>
      <text:p text:style-name="P3"><text:span text:style-name="Strong_20_Emphasis"><text:span text:style-name="T28">"El software libre es gratuito una vez que se ha pagado"</text:span></text:span></text:p>
      <text:p text:style-name="P3"><text:span text:style-name="Strong_20_Emphasis"><text:span text:style-name="T28">"El dinero público solo tiene que pagar una vez"</text:span></text:span></text:p>
      <text:p text:style-name="P7"/>
      <text:list xml:id="list222039746634847" text:continue-numbering="true" text:style-name="WW8Num1">
        <text:list-item>
          <text:h text:style-name="P11" text:outline-level="1"><text:span text:style-name="Strong_20_Emphasis"><text:span text:style-name="T2">Jérome Lecombe</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France</text:span></text:span></text:p>
      <text:p text:style-name="P9"/>
      <text:p text:style-name="P3"><text:span text:style-name="Strong_20_Emphasis"><text:span text:style-name="T28">Descripción</text:span></text:span></text:p>
      <text:p text:style-name="P3"><text:span text:style-name="Strong_20_Emphasis"><text:span text:style-name="T28">Miembro del equipo del proyecto PIX, un proyecto público y en línea de una plataforma en línea de evaluación y certificación de competencias digitales, en desarrollo.</text:span></text:span></text:p>
      <text:p text:style-name="P7"/>
      <text:list xml:id="list222038619127918" text:continue-numbering="true" text:style-name="WW8Num1">
        <text:list-item>
          <text:h text:style-name="P11" text:outline-level="1"><text:span text:style-name="Strong_20_Emphasis"><text:span text:style-name="T2">Françoise Bols</text:span></text:span></text:h>
        </text:list-item>
      </text:list>
      <text:p text:style-name="Standard"><text:span text:style-name="T27">Fecha: </text:span><text:span text:style-name="Strong_20_Emphasis"><text:span text:style-name="T43">Martes 28</text:span></text:span></text:p>
      <text:p text:style-name="P3"><text:span text:style-name="T26">De </text:span><text:span text:style-name="Strong_20_Emphasis"><text:span text:style-name="T43">Bélgica</text:span></text:span></text:p>
      <text:p text:style-name="P9"/>
      <text:p text:style-name="P3"><text:span text:style-name="Strong_20_Emphasis"><text:span text:style-name="T28">Descripción</text:span></text:span></text:p>
      <text:p text:style-name="P3"><text:span text:style-name="Strong_20_Emphasis"><text:span text:style-name="T28">Françoise Bols es matemática belga y profesora asistente en la Escuela Superior Bruselas-Brabant (HE2B). Como tal, ahora está formando a futuros profesores de matemáticas para el tronco común (12-15 años) de educación secundaria de lengua francesa. Ella voluntariamente comparte sus pasiones y puedes encontrarla en este video.</text:span></text:span></text:p>
      <text:p text:style-name="P7"/>
      <text:p text:style-name="P5"/>
      <text:list xml:id="list222038814485291" text:continue-numbering="true" text:style-name="WW8Num1">
        <text:list-item>
          <text:h text:style-name="P11" text:outline-level="1"><text:span text:style-name="Strong_20_Emphasis"><text:span text:style-name="T2">Ivan Kalas</text:span></text:span></text:h>
        </text:list-item>
      </text:list>
      <text:p text:style-name="Standard"><text:span text:style-name="T27">Fecha: </text:span><text:span text:style-name="Strong_20_Emphasis"><text:span text:style-name="T43">Miércoles 29</text:span></text:span></text:p>
      <text:p text:style-name="P3"><text:span text:style-name="T26">De </text:span><text:span text:style-name="Strong_20_Emphasis"><text:span text:style-name="T43">Slovenia</text:span></text:span></text:p>
      <text:p text:style-name="P9"/>
      <text:p text:style-name="P3"><text:span text:style-name="Strong_20_Emphasis"><text:span text:style-name="T28">Descripción</text:span></text:span></text:p>
      <text:p text:style-name="P7"/>
      <text:p text:style-name="P3"><text:span text:style-name="Strong_20_Emphasis"><text:span text:style-name="T28">Pronto más información. Mientras tanto, duckduckgo es tu amigo.</text:span></text:span></text:p>
      <text:p text:style-name="P7"/>
      <text:p text:style-name="P5"/>
      <text:list xml:id="list222037847904300" text:continue-numbering="true" text:style-name="WW8Num1">
        <text:list-item>
          <text:h text:style-name="P11" text:outline-level="1"><text:soft-page-break/><text:span text:style-name="Strong_20_Emphasis"><text:span text:style-name="T2">Nathalie Denos</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France</text:span></text:span></text:p>
      <text:p text:style-name="P9"/>
      <text:p text:style-name="P3"><text:span text:style-name="Strong_20_Emphasis"><text:span text:style-name="T28">Descripción</text:span></text:span></text:p>
      <text:p text:style-name="P7"/>
      <text:list xml:id="list222039316703523" text:continue-numbering="true" text:style-name="WW8Num1">
        <text:list-item>
          <text:h text:style-name="P11" text:outline-level="1"><text:span text:style-name="Strong_20_Emphasis"><text:span text:style-name="T2">Jithin BP</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India</text:span></text:span></text:p>
      <text:p text:style-name="P9"/>
      <text:p text:style-name="P3"><text:span text:style-name="Strong_20_Emphasis"><text:span text:style-name="T28">Descripción</text:span></text:span></text:p>
      <text:p text:style-name="P3"><text:span text:style-name="Strong_20_Emphasis"><text:span text:style-name="T28">Jithin BP es un joven científico y emprendedor indio que es muy activo en el desarrollo de recursos libres para la educación científica y técnica.</text:span></text:span></text:p>
      <text:p text:style-name="P7"/>
      <text:p text:style-name="P5"/>
      <text:list xml:id="list222038067676448" text:continue-numbering="true" text:style-name="WW8Num1">
        <text:list-item>
          <text:h text:style-name="P11" text:outline-level="1"><text:span text:style-name="Strong_20_Emphasis"><text:span text:style-name="T2">Benjamin Marteau</text:span></text:span></text:h>
        </text:list-item>
      </text:list>
      <text:p text:style-name="Standard"><text:span text:style-name="T27">Fecha: </text:span><text:span text:style-name="Strong_20_Emphasis"><text:span text:style-name="T43">Lunes 27</text:span></text:span></text:p>
      <text:p text:style-name="P3"><text:span text:style-name="T26">De </text:span><text:span text:style-name="Strong_20_Emphasis"><text:span text:style-name="T43">Francia</text:span></text:span></text:p>
      <text:p text:style-name="P9"/>
      <text:p text:style-name="P3"><text:span text:style-name="Strong_20_Emphasis"><text:span text:style-name="T28">Descripción</text:span></text:span></text:p>
      <text:p text:style-name="P3"><text:span text:style-name="Strong_20_Emphasis"><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 svg:font-family="Lato, 'Roboto Slab'"/>
    <style:font-face style:name="Unica One" svg:font-family="'Unica One', 'Roboto Slab'"/>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URW Bookman L" svg:font-family="'URW Bookman 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s" fo:country="AR"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WW8Num1" style:class="text">
      <style:paragraph-properties fo:margin-top="0.423cm" fo:margin-bottom="0.212cm" loext:contextual-spacing="false"/>
      <style:text-properties style:font-name="Liberation Serif1" fo:font-family="'Liberation Serif', 'Times New Roman'" style:font-family-generic="roman" style:font-pitch="variable" fo:font-size="24pt" fo:font-weight="bold" style:font-name-asian="Droid Sans Fallback1" style:font-family-asian="'Droid Sans Fallback'" style:font-pitch-asian="variable" style:font-size-asian="24pt" style:font-weight-asian="bold" style:font-name-complex="FreeSans2" style:font-family-complex="FreeSans" style:font-pitch-complex="variable" style:font-size-complex="24pt" style:font-weight-complex="bold"/>
    </style:style>
    <style:style style:name="Heading_20_4" style:display-name="Heading 4" style:family="paragraph" style:parent-style-name="Heading" style:next-style-name="Text_20_body" style:default-outline-level="4" style:list-style-name="WW8Num1"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1" style:font-family-asian="'Droid Sans Fallback'" style:font-pitch-asian="variable" style:font-size-asian="12pt" style:font-weight-asian="bold" style:font-name-complex="FreeSans2" style:font-family-complex="FreeSans"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none" text:number-lines="false" text:line-number="0"/>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17:36.285595000</meta:creation-date>
    <dc:date>2018-05-20T22:20:37.760066548</dc:date>
    <meta:editing-cycles>18</meta:editing-cycles>
    <meta:editing-duration>PT1H53M25S</meta:editing-duration>
    <meta:generator>LibreOffice/4.3.3.2$Linux_X86_64 LibreOffice_project/430m0$Build-2</meta:generator>
    <meta:document-statistic meta:table-count="0" meta:image-count="0" meta:object-count="0" meta:page-count="8" meta:paragraph-count="132" meta:word-count="1941" meta:character-count="12648" meta:non-whitespace-character-count="10813"/>
  </office:meta>
</office:document-meta>
</file>